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paragraph-rsid="001478f3"/>
    </style:style>
    <style:style style:name="P2" style:family="paragraph" style:parent-style-name="Standard">
      <style:text-properties officeooo:paragraph-rsid="00155c6b"/>
    </style:style>
    <style:style style:name="T1" style:family="text">
      <style:text-properties officeooo:rsid="001478f3"/>
    </style:style>
    <style:style style:name="T2" style:family="text">
      <style:text-properties officeooo:rsid="001500cc"/>
    </style:style>
    <style:style style:name="T3" style:family="text">
      <style:text-properties officeooo:rsid="00155c6b"/>
    </style:style>
    <style:style style:name="T4" style:family="text">
      <style:text-properties officeooo:rsid="0015b8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安全问题目录 Index of Potential Security Leaks </text:span><text:span text:style-name="T4">Draft</text:span></text:p>
      <text:p text:style-name="P1"><text:span text:style-name="T1"/></text:p>
      <text:p text:style-name="P2"><text:span text:style-name="T1">一、</text:span><text:span text:style-name="T3">加密弱点 Cryptographic Weaknesses</text:span></text:p>
      <text:p text:style-name="P2"><text:span text:style-name="T1">选择性猜密 Byte-Guess Key Exposure</text:span></text:p>
      <text:p text:style-name="P1"><text:span text:style-name="T1"><text:tab/>由于UnOJ的协议规范，我们认为，在前20bytes的数据目前没啥用，所以我们假定攻击采取 24byte的字段，通过猜测后面的4byte争取实现解密后 [0x00][0x7b][0x1e][0x1e]即零长度的Padding，一个开花括号『{』来骗过Header验证，和一个Header终止信号 [0x1e][0x1e]。此时按照协议Header为不合法的 『{』，这会导致服务端返回Header错误的讯息，于是我们便可取得Key的第20-24位点的解析。这时我们將可以进一步解析出所有途径数据包的 Padding长度，然后选择跳过，由于我们知道Padding后的第一个字符为[0x7b]在足够量的数据下我们將可以进一步解析出Key位点的21-277/279位点而破译出加密密钥</text:span></text:p>
      <text:p text:style-name="P1"><text:span text:style-name="T1"/></text:p>
      <text:p text:style-name="P1"><text:span text:style-name="T1"><text:tab/>攻击伪代码</text:span></text:p>
      <text:p text:style-name="P1"><text:span text:style-name="T1"><text:tab/>allocate b1,b2,b3,b4 as [</text:span><text:span text:style-name="T2">Unsigned </text:span><text:span text:style-name="T1">Integer]a;</text:span></text:p>
      <text:p text:style-name="P1"><text:span text:style-name="T1"><text:tab/>do</text:span></text:p>
      <text:p text:style-name="P1"><text:span text:style-name="T1"><text:tab/><text:tab/>send([20bytes]);</text:span></text:p>
      <text:p text:style-name="P1"><text:span text:style-name="T1"><text:tab/><text:tab/>send(b1,b2,b3,b4);</text:span></text:p>
      <text:p text:style-name="P1"><text:span text:style-name="T1"><text:tab/><text:tab/>//attack the port</text:span></text:p>
      <text:p text:style-name="P1"><text:span text:style-name="T1"><text:tab/><text:tab/>wait(interval)</text:span></text:p>
      <text:p text:style-name="P1"><text:span text:style-name="T1"><text:tab/><text:tab/>if ( has not received reply || connection severed )</text:span></text:p>
      <text:p text:style-name="P1"><text:span text:style-name="T1"><text:tab/><text:tab/><text:tab/>mark b1b2b3b4 as invalid</text:span></text:p>
      <text:p text:style-name="P1"><text:span text:style-name="T1"><text:tab/><text:tab/><text:tab/>a++</text:span></text:p>
      <text:p text:style-name="P1"><text:span text:style-name="T1"><text:tab/><text:tab/><text:tab/>continue</text:span></text:p>
      <text:p text:style-name="P1"><text:span text:style-name="T1"><text:tab/><text:tab/>else</text:span></text:p>
      <text:p text:style-name="P1"><text:span text:style-name="T1"><text:tab/><text:tab/><text:tab/>echo “found ciphertext for primer b1b2b3b4”</text:span></text:p>
      <text:p text:style-name="P1"><text:span text:style-name="T1"><text:tab/><text:tab/><text:tab/>break;</text:span></text:p>
      <text:p text:style-name="P1"><text:span text:style-name="T1"/></text:p>
      <text:p text:style-name="P1"><text:span text:style-name="T1"><text:tab/>攻击理论时间，就是遍历四位字节的共 <text:s/></text:span><text:span text:style-name="T2">2^32</text:span><text:span text:style-name="T1"> 种可能性，假设每个攻击 </text:span><text:span text:style-name="T2">1ms的话</text:span><text:span text:style-name="T1">大约需要最差 </text:span><text:span text:style-name="T2">49日破解，但是多数情况可在 <text:s/>10min 左右找到冲撞，而并发式破解也可以利用，进一步降低破解时间</text:span></text:p>
      <text:p text:style-name="P1"><text:span text:style-name="T1"><text:tab/><text:tab/>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Microsoft Ya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size="14pt" style:font-name-asian="Microsoft Ya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Times New Roman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Chen</meta:initial-creator>
    <meta:creation-date>2013-08-14T22:44:28</meta:creation-date>
    <dc:date>2013-08-15T00:20:39</dc:date>
    <dc:creator>Jim Chen</dc:creator>
    <meta:editing-duration>PT1H20M1S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1" meta:paragraph-count="20" meta:word-count="371" meta:character-count="832" meta:non-whitespace-character-count="751"/>
  </office:meta>
</office:document-meta>
</file>